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6.65mm"/>
    </style:style>
    <style:style style:name="co13" style:family="table-column">
      <style:table-column-properties fo:break-before="auto" style:column-width="32.84mm"/>
    </style:style>
    <style:style style:name="co14" style:family="table-column">
      <style:table-column-properties fo:break-before="auto" style:column-width="12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1.45mm" fo:break-before="auto" style:use-optimal-row-height="false"/>
    </style:style>
    <style:style style:name="ro5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8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1e90ff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e3d3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/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20" style:family="table-cell" style:parent-style-name="Default" style:data-style-name="N125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53" style:family="table-cell" style:parent-style-name="Default" style:data-style-name="N3">
      <style:table-cell-properties fo:background-color="#bee3d3"/>
    </style:style>
    <style:style style:name="ce54" style:family="table-cell" style:parent-style-name="Default" style:data-style-name="N3">
      <style:table-cell-properties fo:background-color="#bee3d3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Isolation_2_normalTemp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22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22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274.767796174603" calcext:value-type="float">
            <text:p>27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28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29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30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136.055681018844" calcext:value-type="float">
            <text:p>136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3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3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3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3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3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35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3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40.9441859255986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3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38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39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40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191.172413793103" calcext:value-type="float">
            <text:p>191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41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42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227.489361702128" calcext:value-type="float">
            <text:p>227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82.7234042553192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32.7553487404789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073.65819161007" calcext:value-type="float">
            <text:p>1073.65819161007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.F53:Isolation_2_normalTemp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2:Isolation_2_normalTemp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3:Isolation_2_normalTemp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4:Isolation_2_normalTemp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2:Isolation_2_normalTemp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3:Isolation_2_normalTemp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5:Isolation_2_normalTemp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6:Isolation_2_normalTemp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0:Isolation_2_normalTemp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1:Isolation_2_normalTemp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0:Isolation_2_normalTemp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1:Isolation_2_normalTemp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4:Isolation_2_normalTemp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5:Isolation_2_normalTemp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2:Isolation_2_normalTemp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3:Isolation_2_normalTemp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6:Isolation_2_normalTemp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5:Isolation_2_normalTemp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90:Isolation_2_normalTemp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9:Isolation_2_normalTemp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75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75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75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75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35" calcext:value-type="float">
            <text:p>35</text:p>
          </table:table-cell>
          <table:table-cell table:style-name="ce53" table:formula="of:=[.I57]*[.H57]" office:value-type="float" office:value="356.180476522633" calcext:value-type="float">
            <text:p>356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77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78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79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80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81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102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103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35" calcext:value-type="float">
            <text:p>35</text:p>
          </table:table-cell>
          <table:table-cell table:style-name="ce53" table:formula="of:=[.I67]*[.H67]" office:value-type="float" office:value="190.477953426382" calcext:value-type="float">
            <text:p>190</text:p>
          </table:table-cell>
          <table:table-cell office:value-type="string" calcext:value-type="string">
            <text:p>35°Wasser→0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83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84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85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86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86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87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88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35" calcext:value-type="float">
            <text:p>35</text:p>
          </table:table-cell>
          <table:table-cell table:style-name="ce53" table:formula="of:=[.I77]*[.H77]" office:value-type="float" office:value="57.321860295838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35" calcext:value-type="float">
            <text:p>35</text:p>
          </table:table-cell>
          <table:table-cell table:style-name="ce53" table:formula="of:=[.I79]*[.H79]" office:value-type="float" office:value="78.75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110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111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112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113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25" calcext:value-type="float">
            <text:p>25</text:p>
          </table:table-cell>
          <table:table-cell table:style-name="ce54" table:formula="of:=[.I86]*[.H86]" office:value-type="float" office:value="318.620689655172" calcext:value-type="float">
            <text:p>319</text:p>
          </table:table-cell>
          <table:table-cell office:value-type="string" calcext:value-type="string">
            <text:p>35°Wasser→10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114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115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35" calcext:value-type="float">
            <text:p>35</text:p>
          </table:table-cell>
          <table:table-cell table:style-name="ce54" table:formula="of:=[.I91]*[.H91]" office:value-type="float" office:value="294.893617021277" calcext:value-type="float">
            <text:p>295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35" calcext:value-type="float">
            <text:p>35</text:p>
          </table:table-cell>
          <table:table-cell table:style-name="ce54" table:formula="of:=[.I93]*[.H93]" office:value-type="float" office:value="107.234042553191" calcext:value-type="float">
            <text:p>1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table:style-name="ce54" table:formula="of:=[.I94]*[.H94]" office:value-type="float" office:value="54.5922479007981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10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/>
          <table:table-cell table:style-name="ce5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658.07088737529" calcext:value-type="float">
            <text:p>1658.07088737529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heizte Mas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Südwand + Ostwand 25m^2 * 0.3m * 2400kg/m^3 * 880 J/kg/K 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wischenwand Waschküche <text:s/>5m^2 * 0.2m * 2400kg/m^3 * 880 J/kg/K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number-columns-repeated="2"/>
          <table:table-cell table:formula="of:=SUM([.E103:.E104])" office:value-type="float" office:value="5" calcext:value-type="float">
            <text:p>5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i 10°C auf 20°C ~ 5-10h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Annahme 1kW für Aufheizen und 1kW für Wärme erhal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max.</text:p>
          </table:table-cell>
          <table:table-cell table:number-columns-repeated="7"/>
          <table:table-cell table:style-name="Default" office:value-type="string" calcext:value-type="string">
            <text:p>2000W</text:p>
          </table:table-cell>
          <table:table-cell table:number-columns-repeated="1014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5:Isolation_2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6:Isolation_2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4:Isolation_2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5:Isolation_2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2:Isolation_2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3:Isolation_2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6:Isolation_2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90:Isolation_2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9:Isolation_2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Tabelle1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2" table:number-columns-repeated="923" table:default-cell-style-name="Default"/>
        <table:table-row table:style-name="ro3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4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199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00" table:formula="of:=[.BP2]+1" office:value-type="date" office:date-value="2019-05-29" calcext:value-type="date">
            <text:p>Mi <text:s/>29.05.19</text:p>
          </table:table-cell>
          <table:table-cell table:style-name="ce200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13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1">
          <table:table-cell table:number-columns-repeated="4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1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72"/>
          <table:table-cell table:style-name="ce163"/>
          <table:table-cell table:number-columns-repeated="2"/>
          <table:table-cell table:style-name="ce169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5"/>
          <table:table-cell table:number-columns-repeated="2" table:style-name="ce172" office:value-type="float" office:value="6" calcext:value-type="float">
            <text:p>6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2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2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4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4]" office:value-type="currency" office:currency="CHF" office:value="720" calcext:value-type="currency">
            <text:p>CHF 720.00</text:p>
          </table:table-cell>
          <table:table-cell table:style-name="ce163" table:formula="of:=75*[.D14]+[.G14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6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6]+[.G26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184" table:number-columns-repeated="6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969"/>
        </table:table-row>
        <table:table-row table:style-name="ro1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1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1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Isolation_2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Isolation_2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</calcext:conditional-formats>
      </table:table>
      <table:table table:name="Isolation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233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33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233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33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234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235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3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3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238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82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240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241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42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4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244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45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_normalTemp_alt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46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46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14285714285714" calcext:value-type="float">
            <text:p>1.1</text:p>
          </table:table-cell>
          <table:table-cell table:style-name="ce246" table:formula="of:=1/[.E55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46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3834650715659" calcext:value-type="float">
            <text:p>0.5</text:p>
          </table:table-cell>
          <table:table-cell table:style-name="ce76" table:formula="of:=SUM([.F53:.F56])" office:value-type="float" office:value="1.85753968253968" calcext:value-type="float">
            <text:p>1.8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843623157445" calcext:value-type="float">
            <text:p>11.84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319.777825251015" calcext:value-type="float">
            <text:p>320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7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48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49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50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51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400" calcext:value-type="float">
            <text:p>400.0</text:p>
          </table:table-cell>
          <table:table-cell table:style-name="ce252" table:formula="of:=1/[.E6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" calcext:value-type="float">
            <text:p>14.0</text:p>
          </table:table-cell>
          <table:table-cell table:style-name="ce253" table:formula="of:=1/[.E6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657596016846984" calcext:value-type="float">
            <text:p>0.7</text:p>
          </table:table-cell>
          <table:table-cell table:style-name="ce76" table:formula="of:=SUM([.F60:.F66])" office:value-type="float" office:value="1.52069047619048" calcext:value-type="float">
            <text:p>1.52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9.20634423585777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230.158605896444" calcext:value-type="float">
            <text:p>230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254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255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56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257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257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400" calcext:value-type="float">
            <text:p>400.0</text:p>
          </table:table-cell>
          <table:table-cell table:style-name="ce258" table:formula="of:=1/[.E7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259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1.71156118831248" calcext:value-type="float">
            <text:p>1.7</text:p>
          </table:table-cell>
          <table:table-cell table:style-name="ce76" table:formula="of:=SUM([.F70:.F76])" office:value-type="float" office:value="0.584261904761905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5.13468356493745" calcext:value-type="float">
            <text:p>5.13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128.367089123436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260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261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262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4" calcext:value-type="float">
            <text:p>4.0</text:p>
          </table:table-cell>
          <table:table-cell table:style-name="ce263" table:formula="of:=1/[.E85]" office:value-type="float" office:value="0.25" calcext:value-type="float">
            <text:p>0.2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815533980582524" calcext:value-type="float">
            <text:p>0.8</text:p>
          </table:table-cell>
          <table:table-cell table:style-name="ce20" table:formula="of:=SUM([.F82:.F85])" office:value-type="float" office:value="1.22619047619048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7.9417475728155" calcext:value-type="float">
            <text:p>17.9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269.126213592233" calcext:value-type="float">
            <text:p>269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1" calcext:value-type="float">
            <text:p>1.0</text:p>
          </table:table-cell>
          <table:table-cell table:style-name="ce264" table:formula="of:=1/[.E89]" office:value-type="float" office:value="1" calcext:value-type="float">
            <text:p>1.0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265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9" calcext:value-type="float">
            <text:p>0.9</text:p>
          </table:table-cell>
          <table:table-cell table:style-name="ce20" table:formula="of:=SUM([.F89:.F90])" office:value-type="float" office:value="1.11111111111111" calcext:value-type="float">
            <text:p>1.1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19.8" calcext:value-type="float">
            <text:p>19.80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534.6" calcext:value-type="float">
            <text:p>53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9" calcext:value-type="float">
            <text:p>0.9</text:p>
          </table:table-cell>
          <table:table-cell table:style-name="ce20" table:formula="of:=[.F91]" office:value-type="float" office:value="1.1111111111111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7.2" calcext:value-type="float">
            <text:p>7.20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194.4" calcext:value-type="float">
            <text:p>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1.71156118831248" calcext:value-type="float">
            <text:p>1.7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6.84624475324993" calcext:value-type="float">
            <text:p>6.85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102.693671298749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2109.87340516188" calcext:value-type="float">
            <text:p>2109.87340516188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_alt.F53:Isolation_2_normalTemp_alt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2:Isolation_2_normalTemp_alt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3:Isolation_2_normalTemp_alt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4:Isolation_2_normalTemp_alt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2:Isolation_2_normalTemp_alt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3:Isolation_2_normalTemp_alt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5:Isolation_2_normalTemp_alt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6:Isolation_2_normalTemp_alt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0:Isolation_2_normalTemp_alt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1:Isolation_2_normalTemp_alt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0:Isolation_2_normalTemp_alt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1:Isolation_2_normalTemp_alt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4:Isolation_2_normalTemp_alt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5:Isolation_2_normalTemp_alt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2:Isolation_2_normalTemp_alt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3:Isolation_2_normalTemp_alt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6:Isolation_2_normalTemp_alt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5:Isolation_2_normalTemp_alt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90:Isolation_2_normalTemp_alt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9:Isolation_2_normalTemp_alt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lzlatten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7" table:default-cell-style-name="ce163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^2/Pre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table:formula="of:=1000/([.A6]+8)*[.D6]" office:value-type="currency" office:currency="CHF" office:value="61.7647058823529" calcext:value-type="currency">
            <text:p>CHF 61.76</text:p>
          </table:table-cell>
          <table:table-cell office:value-type="string" calcext:value-type="string">
            <text:p>Gehobelt + Gefast</text:p>
          </table:table-cell>
          <table:table-cell office:value-type="string" calcext:value-type="string">
            <text:p>Hornbach: Glattkantbrett 18x60x2500 mm Fichte gehobe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table:formula="of:=1000/([.A7]+8)*[.D7]" office:value-type="currency" office:currency="CHF" office:value="60.2272727272727" calcext:value-type="currency">
            <text:p>CHF 60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1000/([.A8]+8)*[.D8]" office:value-type="currency" office:currency="CHF" office:value="61.1111111111111" calcext:value-type="currency">
            <text:p>CHF 61.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1000/([.A9]+8)*[.D9]" office:value-type="currency" office:currency="CHF" office:value="64.0625" calcext:value-type="currency">
            <text:p>CHF 64.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1000/([.A10]+8)*[.D10]" office:value-type="currency" office:currency="CHF" office:value="63.5135135135135" calcext:value-type="currency">
            <text:p>CHF 63.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1000/([.A11]+8)*[.D11]" office:value-type="currency" office:currency="CHF" office:value="58.9887640449438" calcext:value-type="currency">
            <text:p>CHF 58.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  <table:table-cell table:formula="of:=1000/([.A13]+12)*[.D13]" office:value-type="currency" office:currency="CHF" office:value="68.8172043010753" calcext:value-type="currency">
            <text:p>CHF 68.82</text:p>
          </table:table-cell>
          <table:table-cell/>
          <table:table-cell office:value-type="string" calcext:value-type="string">
            <text:p>Hornbach: Universalbrett 27x144x2000 mm Fich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table:formula="of:=1000/([.A14]+12)*[.D14]" office:value-type="currency" office:currency="CHF" office:value="69.8717948717949" calcext:value-type="currency">
            <text:p>CHF 69.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5]+8)*[.D1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6]+8)*[.D1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7]+8)*[.D17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8]+8)*[.D18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9]+8)*[.D19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0]+8)*[.D20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1]+8)*[.D21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2]+8)*[.D22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3]+8)*[.D23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4]+8)*[.D24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5]+8)*[.D2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6]+8)*[.D2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8:11:39.5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T7H44M10S</meta:editing-duration>
    <meta:editing-cycles>9</meta:editing-cycles>
    <dc:date>2019-04-17T08:40:49.289000000</dc:date>
    <meta:document-statistic meta:table-count="6" meta:cell-count="2155" meta:object-count="0"/>
  </office:meta>
</office:document-meta>
</file>